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sterama" svg:font-family="Posterama" style:font-family-generic="roman" style:font-pitch="variable"/>
  </office:font-face-decls>
  <office:automatic-styles>
    <style:style style:name="P1" style:family="paragraph" style:parent-style-name="Standard">
      <style:text-properties officeooo:rsid="00095f09" officeooo:paragraph-rsid="00095f09"/>
    </style:style>
    <style:style style:name="P2" style:family="paragraph" style:parent-style-name="Standard">
      <style:paragraph-properties fo:text-align="center" style:justify-single-word="false"/>
      <style:text-properties fo:color="#c9211e" loext:opacity="100%"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color="#c9211e" loext:opacity="100%" style:font-name="Posterama" fo:font-size="20pt" officeooo:rsid="00095f09" officeooo:paragraph-rsid="00095f09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color="#c9211e" loext:opacity="100%" fo:font-size="20pt" officeooo:rsid="00095f09" officeooo:paragraph-rsid="00095f09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officeooo:rsid="00095f09" officeooo:paragraph-rsid="00095f09"/>
    </style:style>
    <style:style style:name="T1" style:family="text">
      <style:text-properties officeooo:rsid="000b1989"/>
    </style:style>
    <style:style style:name="T2" style:family="text">
      <style:text-properties officeooo:rsid="000da2ec"/>
    </style:style>
    <style:style style:name="T3" style:family="text">
      <style:text-properties style:font-name="Posterama" fo:font-size="52pt" style:font-size-asian="52pt"/>
    </style:style>
    <style:style style:name="T4" style:family="text">
      <style:text-properties style:font-name="Postera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s de hoy:</text:p>
      <text:p text:style-name="P1"/>
      <text:p text:style-name="P1">- (2) Proyecto PHP-BBDD</text:p>
      <text:p text:style-name="P1"/>
      <text:p text:style-name="P1">- (4) CRUD (Select, Insert, Delete, Update)</text:p>
      <text:p text:style-name="P1"/>
      <text:p text:style-name="P1">- UT4 + UT3 + UT2</text:p>
      <text:p text:style-name="P1"/>
      <text:p text:style-name="P1">- Cookies</text:p>
      <text:p text:style-name="P1"/>
      <text:p text:style-name="P1">- Session</text:p>
      <text:p text:style-name="P1"/>
      <text:p text:style-name="P1">- <text:span text:style-name="T1">XAMPP (Apache, MySQL)</text:span></text:p>
      <text:p text:style-name="P1"/>
      <text:p text:style-name="P1">- Info BBDD, PHP, Resultados</text:p>
      <text:p text:style-name="P1"/>
      <text:p text:style-name="P1">- <text:span text:style-name="T1">Documentación</text:span></text:p>
      <text:p text:style-name="P1"/>
      <text:p text:style-name="P1">- <text:span text:style-name="T2">fecha de entrega (29/11/2024)</text:span></text:p>
      <text:p text:style-name="P1"/>
      <text:p text:style-name="P1"/>
      <text:p text:style-name="P2" loext:marker-style-name="T3"><text:span text:style-name="T4">PLATAFORMA</text:span></text:p>
      <text:p text:style-name="P2" loext:marker-style-name="T3"><text:span text:style-name="T4">ESPECIALIZADA EN LA</text:span><text:span text:style-name="T4"/></text:p>
      <text:p text:style-name="P2" loext:marker-style-name="T3"><text:span text:style-name="T4">VENTA DE EQUIPOS</text:span><text:span text:style-name="T4"/></text:p>
      <text:p text:style-name="P2" loext:marker-style-name="T3"><text:span text:style-name="T4">MÉDICOS PORTÁTILES PARA</text:span><text:span text:style-name="T4"/></text:p>
      <text:p text:style-name="P3">MONITOREO DE SALUD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sterama" svg:font-family="Posteram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5T15:08:24.181000000</meta:creation-date>
    <dc:date>2024-12-01T11:48:39.455000000</dc:date>
    <meta:editing-duration>PT1H51M12S</meta:editing-duration>
    <meta:editing-cycles>4</meta:editing-cycles>
    <meta:generator>LibreOffice/24.8.3.2$Windows_X86_64 LibreOffice_project/48a6bac9e7e268aeb4c3483fcf825c94556d9f92</meta:generator>
    <meta:document-statistic meta:table-count="0" meta:image-count="0" meta:object-count="0" meta:page-count="1" meta:paragraph-count="15" meta:word-count="53" meta:character-count="297" meta:non-whitespace-character-count="259"/>
  </office:meta>
</office:document-meta>
</file>